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P2">Tätä olen tässä miettinyt</text:p>
      <text:p text:style-name="Normaali"/>
      <text:p text:style-name="Normaali">08 helmi 2015</text:p>
      <text:p text:style-name="Normaali"/>
      <text:p text:style-name="Normaali">On erittäin hauskaa kuinka paljon on sellaisia etikettisääntöjä, jotka kaikkien tulisi tietää, mutta mitä ei mistään löydä, kun yrittää etsiä. Tai sitten en vain osaa etsiä oikein....<text:s/><text:line-break/>Joskus tulin lukeneeksi jostain tällaisista homoille tarkoitetuista "hotelleista" vai olivatko ne sitten jonkinlaisten baarien tai vastaavien yhteydessä.. (Ja onko niitä nyt Suomessa edes) Mutta kuitenkin, paikoista, jonne voi mennä partnerinsa kanssa, ja sai olla omassa huoneessa aivan rauhassa. Jos sitten sattuikin olemaan yksin, saattoi jättää oven auki, viestien näin, että on vapaa.<text:s/><text:line-break/>Tässä onkin sitten se asia, joka<text:s/>on vaivannut. Nimittäin asiaan kuului, että piti maata sängyllä, mutta sillä on väliä miten päin. Haluaisin siis tietää mitä eroa sillä on, makaako vatsallaan vaiko selällään. Sen verran itse ajattelin asiaa, että päättelin kyseessä olevan ihan perinteinen<text:s/>roolijako seksin suhteen, mutta kumpi onkaan kumpi</text:p>
      <text:p text:style-name="P3"/>
      <text:p text:style-name="Normaali">[Nimimerkki poistettu]</text:p>
      <text:p text:style-name="Normaali"/>
      <text:p text:style-name="Normaali"/>
      <text:p text:style-name="P4">Vastaus</text:p>
      <text:p text:style-name="Normaali"/>
      <text:p text:style-name="Normaali">Hei<text:line-break/><text:line-break/>Viestissäsi tarkoitat varmaan niin sanottuja seksisaunoja tai videoliikkeitä, joissa on koppeja seksin harrastamista varten. Niitä löytyy mm. Helsingistä. Pohdit sitä, miten tällaisessa paikassa anonyymissä kontaktissa voit viestiä toiselle miehelle millaisesta seksistä olet kiinnostunut. Mietit mitä viestejä makuuasentoon liittyy. Vatsallaan makaamisen viesti varmaankin on että ”pane mua”<text:s/>tai ”haluan että annat minulle anaaliseksiä”. Mutta yhtä hyvin kyseinen mies voisi nauttia siitä että häntä hyvällään niskasta, selästä, jaloista jne. Aina voi tunnustella ja kysyä. Selällään makaamisessa on se merkittävä ero, että siinä voi saada katsekontaktin. Se voi olla merkkinä siitä että kyseinen mies haluaa nähdä kuka tulee huoneeseen ja hän voi joko kutsua peremmälle tai pyytää poistumaan. Se toki voi olla merkki siitäkin että hän esim. haluaa olla aktiivisempi osapuoli anaaliseksissä, mutta yhtä<text:s/>hyvin se voi olla kutsu suuseksiin. Sen voi selvittää joko elekielellä tai keskustelemalla. Toisin sanoen: mitään yksiselitteistä etikettiä ei ole. On hyvä muistaa anonyymeissä kontakteissa turvaseksi, etenkin anaaliseksissä: kondomi + runsaasti liukuvoidetta.<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6:53:00Z</meta:creation-date>
    <dc:date>2023-01-20T16:53:00Z</dc:date>
    <meta:template xlink:href="Normal.dotm" xlink:type="simple"/>
    <meta:editing-cycles>1</meta:editing-cycles>
    <meta:editing-duration>PT0S</meta:editing-duration>
    <meta:document-statistic meta:page-count="1" meta:paragraph-count="5" meta:word-count="276" meta:character-count="2513" meta:row-count="18" meta:non-whitespace-character-count="2242"/>
  </office:meta>
</office:document-meta>
</file>